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131a" officeooo:paragraph-rsid="001413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rstyC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9:24:54.413756000</meta:creation-date>
    <meta:generator>LibreOffice/6.0.4.2$MacOSX_X86_64 LibreOffice_project/9b0d9b32d5dcda91d2f1a96dc04c645c450872bf</meta:generator>
    <dc:date>2018-07-17T09:26:44.363852000</dc:date>
    <meta:editing-duration>PT1M50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</office:meta>
</office:document-meta>
</file>